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0a33" officeooo:paragraph-rsid="00186ea7"/>
    </style:style>
    <style:style style:name="P2" style:family="paragraph" style:parent-style-name="Standard">
      <style:text-properties officeooo:rsid="00186ea7" officeooo:paragraph-rsid="00186ea7"/>
    </style:style>
    <style:style style:name="P3" style:family="paragraph" style:parent-style-name="Standard">
      <style:text-properties officeooo:rsid="00186ea7" officeooo:paragraph-rsid="001fbce9"/>
    </style:style>
    <style:style style:name="P4" style:family="paragraph" style:parent-style-name="Standard">
      <style:text-properties officeooo:rsid="001a6198" officeooo:paragraph-rsid="001a6198"/>
    </style:style>
    <style:style style:name="P5" style:family="paragraph" style:parent-style-name="Standard">
      <style:text-properties officeooo:rsid="001c06ee" officeooo:paragraph-rsid="001a6198"/>
    </style:style>
    <style:style style:name="P6" style:family="paragraph" style:parent-style-name="Standard">
      <style:text-properties officeooo:rsid="0021b593" officeooo:paragraph-rsid="0021b593"/>
    </style:style>
    <style:style style:name="P7" style:family="paragraph" style:parent-style-name="Standard">
      <style:text-properties officeooo:rsid="0023c65e" officeooo:paragraph-rsid="0023c65e"/>
    </style:style>
    <style:style style:name="P8" style:family="paragraph" style:parent-style-name="Standard">
      <style:text-properties officeooo:rsid="0024d258" officeooo:paragraph-rsid="0024d258"/>
    </style:style>
    <style:style style:name="P9" style:family="paragraph" style:parent-style-name="Standard">
      <style:text-properties officeooo:rsid="00251f32" officeooo:paragraph-rsid="0024d258"/>
    </style:style>
    <style:style style:name="P10" style:family="paragraph" style:parent-style-name="Standard">
      <style:text-properties officeooo:rsid="00251f32" officeooo:paragraph-rsid="00251f32"/>
    </style:style>
    <style:style style:name="P11" style:family="paragraph" style:parent-style-name="Standard">
      <style:text-properties officeooo:rsid="001fbce9" officeooo:paragraph-rsid="0027f85d"/>
    </style:style>
    <style:style style:name="P12" style:family="paragraph" style:parent-style-name="Standard">
      <style:text-properties officeooo:rsid="00251f32" officeooo:paragraph-rsid="00251f32"/>
    </style:style>
    <style:style style:name="P13" style:family="paragraph" style:parent-style-name="Standard">
      <style:text-properties officeooo:rsid="0023c65e" officeooo:paragraph-rsid="0023c65e"/>
    </style:style>
    <style:style style:name="P14" style:family="paragraph" style:parent-style-name="Standard">
      <style:text-properties officeooo:rsid="0028d788" officeooo:paragraph-rsid="0028d788"/>
    </style:style>
    <style:style style:name="T1" style:family="text">
      <style:text-properties officeooo:rsid="00166c37"/>
    </style:style>
    <style:style style:name="T2" style:family="text">
      <style:text-properties officeooo:rsid="001c06ee"/>
    </style:style>
    <style:style style:name="T3" style:family="text">
      <style:text-properties officeooo:rsid="0021b593"/>
    </style:style>
    <style:style style:name="T4" style:family="text">
      <style:text-properties officeooo:rsid="0022c9f9"/>
    </style:style>
    <style:style style:name="T5" style:family="text">
      <style:text-properties officeooo:rsid="0023c65e"/>
    </style:style>
    <style:style style:name="T6" style:family="text">
      <style:text-properties officeooo:rsid="0027f8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l faisait chaud pour ce hiver 2017. <text:s/>Les habits d'Oscar sentait la grillade et le feu de bois. <text:span text:style-name="T1">Il se sentait un peu sale dans ce café chic. Son odeur se mélangeait au café fraichement moulu.</text:span></text:p>
      <text:p text:style-name="P1"/>
      <text:p text:style-name="P11">Le serveur passait pour la troisième fois. Il avait choisit depuis longtemps, mais, pas Elisabeth. Elle dessinait un schéma compliqué représentant la symbolique des choix. Elle avait développé <text:span text:style-name="T6">ce tic </text:span>et chaque choix était longment étudier. Notament, celui de prendre un café noir <text:span text:style-name="T3">ou un café au lait. </text:span></text:p>
      <text:p text:style-name="P3"/>
      <text:p text:style-name="P4">Il se rendait bien compte que c'était impossible de vivre avec elle. Mais à chaque fois qu'il la regardait, il avait un pincement au coeur. Il ressentait ces bras autour de lui, ce<text:span text:style-name="T2">s moments de tendresses, ces long baisers et le gout de sa peau salé. </text:span></text:p>
      <text:p text:style-name="P5"/>
      <text:p text:style-name="P6">Elle leva <text:span text:style-name="T5">l</text:span>es yeux. Il y avait décidément quelques choses qui avait changé. Et <text:s/>malgré tout l'otril du professseur fou. Il y avait un lien qui c'était cassé à jamais. </text:p>
      <text:p text:style-name="P6"/>
      <text:p text:style-name="P7">Il l'avait retrouvé dans une pièce remplis de plantes. Il faisait chaud, elle l'avait pris pour un Dieu. </text:p>
      <text:p text:style-name="P7"/>
      <text:p text:style-name="P14">Son amnésie avait effacé tout ces souvenires. </text:p>
      <text:p text:style-name="P14"/>
      <text:p text:style-name="P6">Au début, il avait <text:span text:style-name="T5">essayer de rétablir la relation</text:span> d'avant. <text:span text:style-name="T4">Mais, elle le reposait viollamment. Elle n'était plus du tout attiré par lui. <text:s/>Par ailleurs, toutes formes de contact physique la reboutait. </text:span></text:p>
      <text:p text:style-name="P2"/>
      <text:p text:style-name="P8">Le serveur passa pour la quatrième fois. Il commanda un jus pomme-mangue frais. Un délice de sa composition. Dans ce bars tu pouvais commander un peu prêt tout et n'import quoi. Ce qui ne rendait <text:s/>pas plus facile la tache à Elisaethe qui n'avait toujours pas choisit. Mais, Oscar partait dans un quart d'heure et il aimait trop ce jus. </text:p>
      <text:p text:style-name="P8"/>
      <text:p text:style-name="P10">Il respira profondément. L'air, quasi liquide, s'enfonca <text:span text:style-name="T6">da sa groge, caressa sa carotide, tourbillona dans son ventre remonta par la colonne. </text:span></text:p>
      <text:p text:style-name="P10"/>
      <text:p text:style-name="P14">Il bu son jus et pari d'un pas nonchalent.</text:p>
      <text:p text:style-name="P14"/>
      <text:p text:style-name="P10"/>
      <text:p text:style-name="P10"/>
      <text:p text:style-name="P10"/>
      <text:p text:style-name="P9"/>
      <text:p text:style-name="P9"/>
      <text:p text:style-name="P9"><text:soft-page-break/></text:p>
      <text:p text:style-name="P9"/>
      <text:p text:style-name="P8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8.9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1:35:42.376970158</meta:creation-date>
    <dc:date>2017-03-19T15:35:32.331796985</dc:date>
    <meta:editing-duration>PT58M22S</meta:editing-duration>
    <meta:editing-cycles>10</meta:editing-cycles>
    <meta:generator>LibreOffice/4.3.3.2$Linux_X86_64 LibreOffice_project/430m0$Build-2</meta:generator>
    <meta:document-statistic meta:table-count="0" meta:image-count="0" meta:object-count="0" meta:page-count="2" meta:paragraph-count="10" meta:word-count="307" meta:character-count="1781" meta:non-whitespace-character-count="1472"/>
  </office:meta>
</office:document-meta>
</file>